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style:font-name="Arial" fo:font-size="10pt" fo:letter-spacing="normal" fo:font-style="normal" fo:font-weight="normal" officeooo:paragraph-rsid="0014df45"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en : c'est dommage d'utiliser une magie aussi rare pour du simple vol, pourquoi fait tu ça ?</text:p>
      <text:p text:style-name="P1">l'encapuchonne : on m'a donné l'ordre, et je dois accomplir ma mission</text:p>
      <text:p text:style-name="P1">Il se relève et avance face à Duren qui le repousse</text:p>
      <text:p text:style-name="P1">Duren : qui t'a donné l'ordre ? et pourquoi tu dois l'accomplir ?</text:p>
      <text:p text:style-name="P1">Il encapuchonne : un groupe de nain noir à qui je dois de l'argent sinon il me tortura jusqu'à la mort il ont déjà tué ma femme </text:p>
      <text:p text:style-name="P1">Duren : veux-tu que je t'aide à te venger en échange tu devras me porter fidélité ? </text:p>
      <text:p text:style-name="P1">l'encapuchonne en remarquant que l'homme en face de lui est le grand Duren Grab : j'accepte </text:p>
      <text:p text:style-name="P1">Duren : Martha's tu sais te battre au couteau . </text:p>
      <text:p text:style-name="P1">Martha 's : ça peut aller </text:p>
      <text:p text:style-name="P1">Duren : toi suit nous on va t'entraîner à te battre </text:p>
      <text:p text:style-name="P1"/>
      <text:p text:style-name="P1">_______________________________________</text:p>
      <text:p text:style-name="P1"/>
      <text:p text:style-name="P1">Les trois hommes arrivèrent à une forge fermée Düren pris une clé dans ça poche et ouvrir la porte il entra et Düren prit cinq adages et en donna trois à l'homme en capuchonnent et deux à Martha 's </text:p>
      <text:p text:style-name="P1">Duren : Martha's tu as deux heures pour lui apprendre à se battre à deux lames il y a une salle au fond </text:p>
      <text:p text:style-name="P1"/>
      <text:p text:style-name="P1">_______________________________________</text:p>
      <text:p text:style-name="P1"/>
      <text:p text:style-name="P1">Les deux hommes s'entraînèrent pendant deux heures en entendant des bruits de marteau sûr de la feront et une chaleur se dégage de l'autre salle </text:p>
      <text:p text:style-name="P1">Au bout des deux heures Düren rejoini les deux autres les bras remplis d'équipements il tendit un sabre à Martha's et une armure assez légère cinq couteaux et une cape neuf à l'homme à la capuche </text:p>
      <text:p text:style-name="P1">Duren : d'ailleurs on t'a toujours pas demandé ton nom . </text:p>
      <text:p text:style-name="P1">Martha 's : moi si je lui ai demandé </text:p>
      <text:p text:style-name="P1">l'encapuchonne : je m'appelle Kalt</text:p>
      <text:p text:style-name="P1">Duren : très bien Kalt nous allons continuer ton entraînement toi et Martha's aller m'attaque en m'aime temps si vous arrivez à me créer une entaille je vos félicitrez </text:p>
      <text:p text:style-name="P1"/>
      <text:p text:style-name="P1">______________________________________</text:p>
      <text:p text:style-name="P1"/>
      <text:p text:style-name="P1">Un combat très violent se continua pendant 3 bonnes heures</text:p>
      <text:p text:style-name="P1">Après c'est 3 heures de combat continue Kalt tomba au sol de fatigue, Düren le rejoindi et Martha's voyant Düren déconcentre se lança à la vitesse de l'éclair la lame frappa l'épaule de Düren de plein foie et des éclairs sortis au contact de la peau. </text:p>
      <text:p text:style-name="P1">Duren : Martha's stop fin de l'entraînement </text:p>
      <text:p text:style-name="P1">Duren n'aient pas bougé après cette attaque Martha's tomba également au sol </text:p>
      <text:p text:style-name="P1">Duren : je te félicite...</text:p>
      <text:p text:style-name="P1">Martha's vi une goutte de sang couler</text:p>
      <text:p text:style-name="P1">Martha's et Kalt s'endormir sur le coup et Duren s'assit à l'entrée de la salle</text:p>
      <text:p text:style-name="P1"/>
      <text:p text:style-name="P1">_______________________________________</text:p>
      <text:p text:style-name="P1"/>
      <text:p text:style-name="P1">4 heures de repos après Düren ces leva pour réveiller Martha's et Kalt les trois hommes ces leva et entendit du bruit dans la salle de l'entrée ils se mis en position de combat à ce moment deux nains avec des dessins noirs sur le visage arrivent </text:p>
      <text:p text:style-name="P1">Le plus muscle : du calme on vien juste chercher notre ami Kalt</text:p>
      <text:p text:style-name="P1">Duren en passant derrière c'est deux compagnons : vous voulez dire votre esclave, Kalt Martha's aucuper vous d'eux</text:p>
      <text:p text:style-name="P1">Kalt et Martha 's : bien</text:p>
      <text:p text:style-name="P1">Martha 's: je m'occupe du plus massif</text:p>
      <text:p text:style-name="P1">Kalt : ça me va, fait attention</text:p>
      <text:p text:style-name="P1">Pour reponcer Martha's fonça sur son ennemi qui essaya de le frapper avec son marteau mais Martha's esquiva l'attaque dans un flash de foudre et réapparit dans le dos de son adversaire en le transpercent de son sabre qui dégage des petits éclairs l'autre nain étant surpris de voir son collège être tué si rapidement n'a pas vu un couteau arrivé droit sur lui. Elle transperça la gorge de sa cible. </text:p>
      <text:p text:style-name="P1">Duren : bien joué allons voir les autres</text:p>
      <text:p text:style-name="P1">____________________________________</text:p>
      <text:p text:style-name="P1"/>
      <text:p text:style-name="P1">Informations du village : un groupe de nain noir très connu pour leur puissance a été assassiné durant la nuit. La seule preuve à avoir été trouvé est que les assassins ont tué en transpercer la gorge, le cœur et également décapité en un coup se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7T14:26:07.546000000</meta:creation-date>
    <dc:date>2021-05-07T14:37:36.777000000</dc:date>
    <meta:editing-duration>PT11M28S</meta:editing-duration>
    <meta:editing-cycles>2</meta:editing-cycles>
    <meta:generator>LibreOffice/6.4.4.2$Windows_X86_64 LibreOffice_project/3d775be2011f3886db32dfd395a6a6d1ca2630ff</meta:generator>
    <meta:document-statistic meta:table-count="0" meta:image-count="0" meta:object-count="0" meta:page-count="1" meta:paragraph-count="39" meta:word-count="648" meta:character-count="3611" meta:non-whitespace-character-count="2984"/>
  </office:meta>
</office:document-meta>
</file>